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officeooo:rsid="0018d705" officeooo:paragraph-rsid="0018d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Descreva os principais problemas dos métodos tradicionais de desenvolvimento de</text:p>
      <text:p text:style-name="P1">software?</text:p>
      <text:p text:style-name="Standard"/>
      <text:p text:style-name="P2">R:perante toda a faze de processo de software, existe vários problemas que podem fluir e prejudicar na produção de tal, mas o que seria esses problemas, esse problemas não aparecem muito no inicio das fazes e sim nas fazes finais do ciclo de vida do software, <text:s/>começando na faze de verificação,na maioria da vezes, como software, vem de grande complexidade desde questao segurança como na questão de tudo trabalhar de acordo com o que foi planejado, o software tem suas dificuldades, que geralmente em premeras versões são as que mais aparecem as anomalias do software, onde começa a realização de suas manutenções, outro problema muito comum também e a questao de como o software se comporta perante a necessidade do cliente, pois a principal função de um software e atender a necessidade do cliente, então e uma questão muito impor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20:00:34.518648178</meta:creation-date>
    <dc:date>2019-09-18T20:13:19.545321000</dc:date>
    <meta:editing-duration>PT34S</meta:editing-duration>
    <meta:editing-cycles>1</meta:editing-cycles>
    <meta:document-statistic meta:table-count="0" meta:image-count="0" meta:object-count="0" meta:page-count="1" meta:paragraph-count="3" meta:word-count="152" meta:character-count="930" meta:non-whitespace-character-count="780"/>
    <meta:generator>LibreOffice/6.1.5.2$Linux_X86_64 LibreOffice_project/10$Build-2</meta:generator>
  </office:meta>
</office:document-meta>
</file>